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 style:may-break-between-rows="false"/>
    </style:style>
    <style:style style:name="Tableau1.A" style:family="table-column">
      <style:table-column-properties style:column-width="4.397cm" style:rel-column-width="16383*"/>
    </style:style>
    <style:style style:name="Tableau1.D" style:family="table-column">
      <style:table-column-properties style:column-width="4.397cm" style:rel-column-width="16386*"/>
    </style:style>
    <style:style style:name="Tableau1.A1" style:family="table-cell">
      <style:table-cell-properties fo:background-color="#e6e6e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#e6e6e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619cm" fo:margin-left="0cm" fo:break-before="auto" fo:break-after="auto" table:align="left" fo:background-color="transparent">
        <style:background-image/>
      </style:table-properties>
    </style:style>
    <style:style style:name="Tableau2.A" style:family="table-column">
      <style:table-column-properties style:column-width="0.993cm"/>
    </style:style>
    <style:style style:name="Tableau2.B" style:family="table-column">
      <style:table-column-properties style:column-width="4.41cm"/>
    </style:style>
    <style:style style:name="Tableau2.C" style:family="table-column">
      <style:table-column-properties style:column-width="2.591cm"/>
    </style:style>
    <style:style style:name="Tableau2.D" style:family="table-column">
      <style:table-column-properties style:column-width="0.801cm"/>
    </style:style>
    <style:style style:name="Tableau2.E" style:family="table-column">
      <style:table-column-properties style:column-width="0.711cm"/>
    </style:style>
    <style:style style:name="Tableau2.F" style:family="table-column">
      <style:table-column-properties style:column-width="0.7cm"/>
    </style:style>
    <style:style style:name="Tableau2.G" style:family="table-column">
      <style:table-column-properties style:column-width="6.595cm"/>
    </style:style>
    <style:style style:name="Tableau2.H" style:family="table-column">
      <style:table-column-properties style:column-width="0.818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E1" style:family="table-cell">
      <style:table-cell-properties style:vertical-align="middle" fo:padding="0.097cm" fo:border="none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2" style:family="table-cell">
      <style:table-cell-properties style:vertical-align="middle" fo:padding="0.097cm" fo:border="none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3" style:family="table-cell">
      <style:table-cell-properties style:vertical-align="middle" fo:padding="0.097cm" fo:border="none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4" style:family="table-cell">
      <style:table-cell-properties style:vertical-align="middle" fo:padding="0.097cm" fo:border="none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5" style:family="table-cell">
      <style:table-cell-properties style:vertical-align="middle" fo:padding="0.097cm" fo:border="none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6" style:family="table-cell">
      <style:table-cell-properties style:vertical-align="middle" fo:padding="0.097cm" fo:border="none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7" style:family="table-cell">
      <style:table-cell-properties style:vertical-align="middle" fo:padding="0.097cm" fo:border="none"/>
    </style:style>
    <style:style style:name="Tableau2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8" style:family="table-cell">
      <style:table-cell-properties style:vertical-align="middle" fo:padding="0.097cm" fo:border="none"/>
    </style:style>
    <style:style style:name="Tableau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9" style:family="table-cell">
      <style:table-cell-properties style:vertical-align="middle" fo:padding="0.097cm" fo:border="none"/>
    </style:style>
    <style:style style:name="Tableau2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0" style:family="table-cell">
      <style:table-cell-properties style:vertical-align="middle" fo:padding="0.097cm" fo:border="none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1" style:family="table-cell">
      <style:table-cell-properties style:vertical-align="middle" fo:padding="0.097cm" fo:border="none"/>
    </style:style>
    <style:style style:name="Tableau2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2" style:family="table-cell">
      <style:table-cell-properties style:vertical-align="middle" fo:padding="0.097cm" fo:border="none"/>
    </style:style>
    <style:style style:name="Tableau2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3" style:family="table-cell">
      <style:table-cell-properties style:vertical-align="middle" fo:padding="0.097cm" fo:border="none"/>
    </style:style>
    <style:style style:name="Tableau2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4" style:family="table-cell">
      <style:table-cell-properties style:vertical-align="middle" fo:padding="0.097cm" fo:border="none"/>
    </style:style>
    <style:style style:name="Tableau2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5" style:family="table-cell">
      <style:table-cell-properties style:vertical-align="middle" fo:padding="0.097cm" fo:border="none"/>
    </style:style>
    <style:style style:name="Tableau2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6" style:family="table-cell">
      <style:table-cell-properties style:vertical-align="middle" fo:padding="0.097cm" fo:border="none"/>
    </style:style>
    <style:style style:name="Tableau2.F16" style:family="table-cell">
      <style:table-cell-properties style:vertical-align="middle" fo:padding="0.097cm" fo:border="none"/>
    </style:style>
    <style:style style:name="Tableau2.G16" style:family="table-cell">
      <style:table-cell-properties style:vertical-align="middle" fo:padding="0.097cm" fo:border="none"/>
    </style:style>
    <style:style style:name="Tableau2.H16" style:family="table-cell">
      <style:table-cell-properties style:vertical-align="middle" fo:padding="0.097cm" fo:border="none"/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7" style:family="table-cell">
      <style:table-cell-properties style:vertical-align="middle" fo:padding="0.097cm" fo:border="none"/>
    </style:style>
    <style:style style:name="Tableau2.F17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H17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2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8" style:family="table-cell">
      <style:table-cell-properties style:vertical-align="middle" fo:padding="0.097cm" fo:border="none"/>
    </style:style>
    <style:style style:name="Tableau2.F18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G18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H18" style:family="table-cell">
      <style:table-cell-properties style:vertical-align="middle" fo:padding="0.097cm" fo:border="0.5pt solid #000000"/>
    </style:style>
    <style:style style:name="Tableau2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19" style:family="table-cell">
      <style:table-cell-properties style:vertical-align="middle" fo:padding="0.097cm" fo:border="none"/>
    </style:style>
    <style:style style:name="Tableau2.F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19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H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20" style:family="table-cell">
      <style:table-cell-properties style:vertical-align="middle" fo:padding="0.097cm" fo:border="none"/>
    </style:style>
    <style:style style:name="Tableau2.F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20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H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21" style:family="table-cell">
      <style:table-cell-properties style:vertical-align="middle" fo:padding="0.097cm" fo:border="none"/>
    </style:style>
    <style:style style:name="Tableau2.F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2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H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22" style:family="table-cell">
      <style:table-cell-properties style:vertical-align="middle" fo:padding="0.097cm" fo:border="none"/>
    </style:style>
    <style:style style:name="Tableau2.F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2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H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23" style:family="table-cell">
      <style:table-cell-properties style:vertical-align="middle" fo:padding="0.097cm" fo:border="none"/>
    </style:style>
    <style:style style:name="Tableau2.F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H2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24" style:family="table-cell">
      <style:table-cell-properties style:vertical-align="middle" fo:padding="0.097cm" fo:border="none"/>
    </style:style>
    <style:style style:name="Tableau2.F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H2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25" style:family="table-cell">
      <style:table-cell-properties style:vertical-align="middle" fo:padding="0.097cm" fo:border="none"/>
    </style:style>
    <style:style style:name="Tableau2.F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H2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26" style:family="table-cell">
      <style:table-cell-properties style:vertical-align="middle" fo:padding="0.097cm" fo:border="none"/>
    </style:style>
    <style:style style:name="Tableau2.F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H2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E27" style:family="table-cell">
      <style:table-cell-properties style:vertical-align="middle" fo:padding="0.097cm" fo:border="none"/>
    </style:style>
    <style:style style:name="Tableau2.F2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G2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H2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795cm" style:rel-column-width="32767*"/>
    </style:style>
    <style:style style:name="Tableau3.B" style:family="table-column">
      <style:table-column-properties style:column-width="8.795cm" style:rel-column-width="32768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Text_20_body">
      <style:text-properties officeooo:paragraph-rsid="00109a0a"/>
    </style:style>
    <style:style style:name="P7" style:family="paragraph" style:parent-style-name="Text_20_body">
      <style:text-properties officeooo:rsid="003593c3" officeooo:paragraph-rsid="003593c3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rsid="001cd445" officeooo:paragraph-rsid="001cd44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3b5e7e" officeooo:paragraph-rsid="003b5e7e" style:font-size-asian="10pt" style:font-size-complex="10pt"/>
    </style:style>
    <style:style style:name="P12" style:family="paragraph" style:parent-style-name="Table_20_Contents">
      <style:text-properties fo:font-size="10pt" officeooo:rsid="003b5e7e" officeooo:paragraph-rsid="003b5e7e" style:font-size-asian="10pt" style:font-size-complex="10pt"/>
    </style:style>
    <style:style style:name="P13" style:family="paragraph" style:parent-style-name="Table_20_Contents">
      <style:text-properties fo:font-size="10pt" officeooo:rsid="003ff35a" officeooo:paragraph-rsid="003ff35a" style:font-size-asian="10pt" style:font-size-complex="10pt"/>
    </style:style>
    <style:style style:name="P14" style:family="paragraph" style:parent-style-name="Table_20_Contents">
      <style:text-properties fo:font-size="10pt" officeooo:rsid="00405a30" officeooo:paragraph-rsid="00405a30" style:font-size-asian="10pt" style:font-size-complex="10pt"/>
    </style:style>
    <style:style style:name="P15" style:family="paragraph" style:parent-style-name="Table_20_Contents">
      <style:text-properties fo:font-size="10pt" officeooo:paragraph-rsid="0043b99c" style:font-size-asian="10pt" style:font-size-complex="10pt"/>
    </style:style>
    <style:style style:name="P16" style:family="paragraph" style:parent-style-name="Table_20_Contents">
      <style:text-properties fo:font-size="10pt" fo:font-style="normal" style:font-size-asian="10pt" style:font-style-asian="normal" style:font-size-complex="10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color="#cccccc" style:text-line-through-style="solid" style:text-line-through-type="single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cccccc" style:text-line-through-style="solid" style:text-line-through-type="single" fo:font-size="10pt" style:font-size-asian="10pt" style:font-size-complex="10pt"/>
    </style:style>
    <style:style style:name="P24" style:family="paragraph" style:parent-style-name="Table_20_Contents">
      <style:text-properties fo:color="#dddddd" style:text-line-through-style="solid" style:text-line-through-type="single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dddddd" style:text-line-through-style="solid" style:text-line-through-type="single" fo:font-size="10pt" style:font-size-asian="10pt" style:font-size-complex="10pt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3b5e7e" officeooo:paragraph-rsid="003b5e7e" style:font-size-asian="10pt" style:font-size-complex="10pt"/>
    </style:style>
    <style:style style:name="P30" style:family="paragraph" style:parent-style-name="Table_20_Contents">
      <style:text-properties fo:font-size="10pt" officeooo:rsid="003b5e7e" officeooo:paragraph-rsid="003b5e7e" style:font-size-asian="10pt" style:font-size-complex="10pt"/>
    </style:style>
    <style:style style:name="P31" style:family="paragraph" style:parent-style-name="Table_20_Contents">
      <style:text-properties fo:font-size="10pt" officeooo:rsid="003ce2ed" officeooo:paragraph-rsid="003ce2e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text-properties fo:font-size="10pt" officeooo:rsid="0052f2dd" officeooo:paragraph-rsid="0052f2dd" style:font-size-asian="10pt" style:font-size-complex="10pt"/>
    </style:style>
    <style:style style:name="P34" style:family="paragraph" style:parent-style-name="Table_20_Contents">
      <style:text-properties fo:font-size="10pt" officeooo:rsid="0054c783" officeooo:paragraph-rsid="0054c783" style:font-size-asian="10pt" style:font-size-complex="10pt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paragraph-rsid="00295c42"/>
    </style:style>
    <style:style style:name="P37" style:family="paragraph" style:parent-style-name="Text_20_body" style:list-style-name="L2"/>
    <style:style style:name="P38" style:family="paragraph" style:parent-style-name="Text_20_body" style:list-style-name="L2">
      <style:text-properties style:use-window-font-color="true"/>
    </style:style>
    <style:style style:name="P39" style:family="paragraph" style:parent-style-name="Text_20_body" style:list-style-name="L3"/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0f4a1a"/>
    </style:style>
    <style:style style:name="T9" style:family="text">
      <style:text-properties officeooo:rsid="0012d1b2"/>
    </style:style>
    <style:style style:name="T10" style:family="text">
      <style:text-properties officeooo:rsid="001309cf"/>
    </style:style>
    <style:style style:name="T11" style:family="text">
      <style:text-properties officeooo:rsid="00149c13"/>
    </style:style>
    <style:style style:name="T12" style:family="text">
      <style:text-properties officeooo:rsid="001645d9"/>
    </style:style>
    <style:style style:name="T13" style:family="text">
      <style:text-properties officeooo:rsid="0016b47b"/>
    </style:style>
    <style:style style:name="T14" style:family="text">
      <style:text-properties officeooo:rsid="0018954f"/>
    </style:style>
    <style:style style:name="T15" style:family="text">
      <style:text-properties officeooo:rsid="0019d2f6"/>
    </style:style>
    <style:style style:name="T16" style:family="text">
      <style:text-properties officeooo:rsid="001b4485"/>
    </style:style>
    <style:style style:name="T17" style:family="text">
      <style:text-properties officeooo:rsid="001f13be"/>
    </style:style>
    <style:style style:name="T18" style:family="text">
      <style:text-properties officeooo:rsid="001f45df"/>
    </style:style>
    <style:style style:name="T19" style:family="text">
      <style:text-properties officeooo:rsid="00212c5b"/>
    </style:style>
    <style:style style:name="T20" style:family="text">
      <style:text-properties officeooo:rsid="0021e4fb"/>
    </style:style>
    <style:style style:name="T21" style:family="text">
      <style:text-properties officeooo:rsid="00241d15"/>
    </style:style>
    <style:style style:name="T22" style:family="text">
      <style:text-properties officeooo:rsid="002f0b95"/>
    </style:style>
    <style:style style:name="T23" style:family="text">
      <style:text-properties officeooo:rsid="0030a6dd"/>
    </style:style>
    <style:style style:name="T24" style:family="text">
      <style:text-properties officeooo:rsid="003362b4" style:font-size-asian="10.5pt"/>
    </style:style>
    <style:style style:name="T25" style:family="text">
      <style:text-properties officeooo:rsid="0034d196" style:font-size-asian="10.5pt"/>
    </style:style>
    <style:style style:name="T26" style:family="text">
      <style:text-properties officeooo:rsid="003c5f24" style:font-size-asian="10.5pt"/>
    </style:style>
    <style:style style:name="T27" style:family="text">
      <style:text-properties officeooo:rsid="0034d196"/>
    </style:style>
    <style:style style:name="T28" style:family="text">
      <style:text-properties officeooo:rsid="0038653a"/>
    </style:style>
    <style:style style:name="T29" style:family="text">
      <style:text-properties officeooo:rsid="003a4886"/>
    </style:style>
    <style:style style:name="T30" style:family="text">
      <style:text-properties officeooo:rsid="003b5e7e"/>
    </style:style>
    <style:style style:name="T31" style:family="text">
      <style:text-properties officeooo:rsid="003ce2ed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3ce2ed" style:font-size-asian="10pt" style:font-weight-asian="bold" style:font-size-complex="10pt" style:font-weight-complex="bold"/>
    </style:style>
    <style:style style:name="T34" style:family="text">
      <style:text-properties officeooo:rsid="003e7490"/>
    </style:style>
    <style:style style:name="T35" style:family="text">
      <style:text-properties officeooo:rsid="004054a4"/>
    </style:style>
    <style:style style:name="T36" style:family="text">
      <style:text-properties officeooo:rsid="0043b99c"/>
    </style:style>
    <style:style style:name="T37" style:family="text">
      <style:text-properties officeooo:rsid="00463e41"/>
    </style:style>
    <style:style style:name="T38" style:family="text">
      <style:text-properties officeooo:rsid="004977f2"/>
    </style:style>
    <style:style style:name="T39" style:family="text">
      <style:text-properties officeooo:rsid="00582e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oneer CAC-V180M command set</text:p>
      <text:p text:style-name="P2">LEVEL III - COMMAND PROTOCOL MANUAL</text:p>
      <text:p text:style-name="Text_20_body">This document is not official. These <text:span text:style-name="T38">information</text:span> are based on personal tests and basic reverse-engineering from the CAC-V3000 manual.</text:p>
      <text:p text:style-name="Text_20_body">Version: 1.0<text:span text:style-name="T24">3</text:span></text:p>
      <text:p text:style-name="Text_20_body">Date <text:span text:style-name="T8">(MM/DD/YYYY)</text:span>: <text:span text:style-name="T25">11</text:span>/<text:span text:style-name="T27">23</text:span>/<text:span text:style-name="T27">2020</text:span></text:p>
      <text:p text:style-name="P6">Author: DUPRE Jonathan (<text:a xlink:type="simple" xlink:href="http://www.jonathandupre.fr/" text:style-name="Internet_20_link" text:visited-style-name="Visited_20_Internet_20_Link">http://www.jonathandupre.fr</text:a>)</text:p>
      <text:p text:style-name="P7">GitHub: <text:a xlink:type="simple" xlink:href="https://github.com/duprej/ccc" text:style-name="Internet_20_link" text:visited-style-name="Visited_20_Internet_20_Link">https://github.com/duprej/ccc</text:a></text:p>
      <text:h text:style-name="Heading_20_1" text:outline-level="1"><text:span text:style-name="T22">L</text:span>imitations</text:h>
      <text:list xml:id="list2272532538" text:style-name="L1">
        <text:list-item>
          <text:p text:style-name="P35">Like <text:span text:style-name="T22">the </text:span>CAC-V3000 and 3200, the unit does not play CD-RW <text:span text:style-name="T23">discs</text:span> (unit too old). CD-RW technology was introduced later (in 1997).</text:p>
        </text:list-item>
        <text:list-item>
          <text:p text:style-name="P36">All <text:span text:style-name="T9">disc </text:span>magazines has to be installed for operation. The unit doesn't accept commands if one <text:span text:style-name="T9">disc </text:span>magazine is absent or not fully pushed. “E11” error message is returned.</text:p>
        </text:list-item>
        <text:list-item>
          <text:p text:style-name="P36">No hot swap operation: you can't eject a <text:span text:style-name="T9">disc </text:span>magazine and load another CD's or <text:span text:style-name="T9">disc </text:span>magazines when the unit is performing (playing a CD). Even if the current played CD is in another <text:span text:style-name="T9">disc</text:span> magazine.</text:p>
        </text:list-item>
        <text:list-item>
          <text:p text:style-name="P35">No eject-proof protection <text:span text:style-name="T37">by default</text:span>: <text:span text:style-name="T9">disc </text:span>magazines are not locked by <text:span text:style-name="T28">usual </text:span>serial commands. Pressing any of the 3 buttons on the front panel for ejecting a <text:span text:style-name="T11">disc </text:span>magazine cancel performing. Current played CD is stopped <text:span text:style-name="T12">and</text:span> returned in <text:span text:style-name="T10">disc </text:span>magazine before any <text:span text:style-name="T13">disc </text:span>magazine ejection. <text:span text:style-name="T29">A specific command has to be send for explicitly disable/enable front buttons </text:span><text:span text:style-name="T30">(</text:span><text:span text:style-name="T26">key lock</text:span><text:span text:style-name="T30">)</text:span><text:span text:style-name="T29">.</text:span></text:p>
        </text:list-item>
      </text:list>
      <text:h text:style-name="Heading_20_1" text:outline-level="1">Serial parameters</text:h>
      <text:p text:style-name="Text_20_body">Configure the software with theses values (4800 8N1):</text:p>
      <table:table table:name="Tableau1" table:style-name="Tableau1">
        <table:table-column table:style-name="Tableau1.A" table:number-columns-repeated="3"/>
        <table:table-column table:style-name="Tableau1.D"/>
        <table:table-header-rows>
          <table:table-row>
            <table:table-cell table:style-name="Tableau1.A1" office:value-type="string">
              <text:p text:style-name="P4">Speed</text:p>
            </table:table-cell>
            <table:table-cell table:style-name="Tableau1.A1" office:value-type="string">
              <text:p text:style-name="P4">Parity</text:p>
            </table:table-cell>
            <table:table-cell table:style-name="Tableau1.A1" office:value-type="string">
              <text:p text:style-name="P4">Data bits</text:p>
            </table:table-cell>
            <table:table-cell table:style-name="Tableau1.D1" office:value-type="string">
              <text:p text:style-name="P4">Stop bits</text:p>
            </table:table-cell>
          </table:table-row>
        </table:table-header-rows>
        <table:table-row>
          <table:table-cell table:style-name="Tableau1.A2" office:value-type="string">
            <text:p text:style-name="P3">4800 bauds</text:p>
          </table:table-cell>
          <table:table-cell table:style-name="Tableau1.A2" office:value-type="string">
            <text:p text:style-name="P3">None</text:p>
          </table:table-cell>
          <table:table-cell table:style-name="Tableau1.A2" office:value-type="string">
            <text:p text:style-name="P3">8</text:p>
          </table:table-cell>
          <table:table-cell table:style-name="Tableau1.D2" office:value-type="string">
            <text:p text:style-name="P3">1</text:p>
          </table:table-cell>
        </table:table-row>
      </table:table>
      <text:h text:style-name="Heading_20_1" text:outline-level="1">Protocol</text:h>
      <text:p text:style-name="Text_20_body">The command set and protocol <text:span text:style-name="T14">is</text:span> 99% the same as the CAC-V3000/3200. Please read CAC-V3000 serial programm<text:span text:style-name="T21">ing </text:span>documentation first. So far, remember that the CAC-V180M is an entry level changer and it does not offer all the features of the V3000. In the command line, the only difference <text:span text:style-name="T15">is</text:span> there is no need to select the player address with the PS prefix in <text:span text:style-name="T15">the </text:span>command-line (1PS, 2PS, <text:span text:style-name="T23">nPS...</text:span>). <text:soft-page-break/>The V180M has only one playing unit :). As usual in Pioneer Level III programming world: simply send ASCII text followed by a carriage return (written &lt;C/R&gt; or “\r”).</text:p>
      <text:h text:style-name="Heading_20_2" text:outline-level="2">Command-line syntax</text:h>
      <text:p text:style-name="Text_20_body">Commands can be combined and chained into a command-line. <text:line-break/>A command-line is composed of one or many commands with a maximum length of 20 characters.<text:line-break/>The command-line ends with a carriage return.</text:p>
      <text:p text:style-name="Text_20_body">FORMAT: (<text:span text:style-name="T1">ARG</text:span>)<text:span text:style-name="T2">CMD</text:span> + (<text:span text:style-name="T1">ARG</text:span>)<text:span text:style-name="T2">CMD</text:span> … + (<text:span text:style-name="T1">ARG</text:span>)<text:span text:style-name="T2">CMD</text:span> + &lt;C/R&gt;</text:p>
      <text:p text:style-name="Text_20_body">EXAMPL<text:span text:style-name="T20">E</text:span>: <text:span text:style-name="T1">12</text:span><text:span text:style-name="T2">ZSSA</text:span><text:span text:style-name="T1">4</text:span><text:span text:style-name="T2">SEPL</text:span>&lt;C/R&gt;:</text:p>
      <text:list xml:id="list1213145402" text:style-name="L2">
        <text:list-item>
          <text:p text:style-name="P37"><text:span text:style-name="T1">12</text:span><text:span text:style-name="T2">ZS</text:span> = Select (load) the CD <text:span text:style-name="T1">number 12</text:span></text:p>
        </text:list-item>
        <text:list-item>
          <text:p text:style-name="P38"><text:span text:style-name="T2">SA</text:span> = Start CD rotation</text:p>
        </text:list-item>
        <text:list-item>
          <text:p text:style-name="P37"><text:span text:style-name="T1">4</text:span><text:span text:style-name="T2">SE</text:span> = Search for track <text:span text:style-name="T1">number 4</text:span></text:p>
        </text:list-item>
        <text:list-item>
          <text:p text:style-name="P37"><text:span text:style-name="T2">PL</text:span> = Start playing</text:p>
        </text:list-item>
      </text:list>
      <text:p text:style-name="Text_20_body">Notice: command-line is not case-sensitive and spaces are stripped-out.</text:p>
      <text:p text:style-name="P5">Example<text:span text:style-name="T19">s</text:span>: 12ZSSA4SEPL = 12zsSa<text:span text:style-name="T16">4</text:span>sePL = 12 <text:s/>zs <text:s text:c="2"/>SA<text:span text:style-name="T16">4</text:span>Se Pl</text:p>
      <text:p text:style-name="Text_20_body"/>
      <text:p text:style-name="Text_20_body"/>
      <text:h text:style-name="P27" text:outline-level="2">Commands</text:h>
      <text:p text:style-name="Text_20_body">Each one has always two characters. Some can require an argument. In this case the argument is placed before the command. Commands are divided into two categories:</text:p>
      <text:list xml:id="list3498196932" text:style-name="L3">
        <text:list-item>
          <text:p text:style-name="P39">Execution Commands: tell the auto-changer to do something, give orders.</text:p>
        </text:list-item>
        <text:list-item>
          <text:p text:style-name="P39">Request Commands: request an information. Begins with the “?” char.</text:p>
        </text:list-item>
      </text:list>
      <text:p text:style-name="Text_20_body">Here is the CAC-V3000 command set. Non-working commands on CAC-V180M are grayed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19">#</text:p>
          </table:table-cell>
          <table:table-cell table:style-name="Tableau2.B1" office:value-type="string">
            <text:p text:style-name="P18">Execution Commands</text:p>
          </table:table-cell>
          <table:table-cell table:style-name="Tableau2.B1" office:value-type="string">
            <text:p text:style-name="P18">Arg.</text:p>
          </table:table-cell>
          <table:table-cell table:style-name="Tableau2.D1" office:value-type="string">
            <text:p text:style-name="P20"/>
          </table:table-cell>
          <table:table-cell table:style-name="Tableau2.E27" office:value-type="string">
            <text:p text:style-name="P20"/>
          </table:table-cell>
          <table:table-cell table:style-name="Tableau2.A1" office:value-type="string">
            <text:p text:style-name="P21">#</text:p>
          </table:table-cell>
          <table:table-cell table:style-name="Tableau2.A1" office:value-type="string">
            <text:p text:style-name="P20">Request Commands</text:p>
          </table:table-cell>
          <table:table-cell table:style-name="Tableau2.D1" office:value-type="string">
            <text:p text:style-name="P8"/>
          </table:table-cell>
        </table:table-row>
        <table:table-row>
          <table:table-cell table:style-name="Tableau2.A27" office:value-type="string">
            <text:p text:style-name="P9">1</text:p>
          </table:table-cell>
          <table:table-cell table:style-name="Tableau2.B27" office:value-type="string">
            <text:p text:style-name="P8">DISC SELECT</text:p>
          </table:table-cell>
          <table:table-cell table:style-name="Tableau2.C27" office:value-type="string">
            <text:p text:style-name="P8">disc addr. [1-18]</text:p>
          </table:table-cell>
          <table:table-cell table:style-name="Tableau2.D27" office:value-type="string">
            <text:p text:style-name="P8">ZS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25">1</text:p>
          </table:table-cell>
          <table:table-cell table:style-name="Tableau2.G15" office:value-type="string">
            <text:p text:style-name="P24">JOB STATUS REQUEST</text:p>
          </table:table-cell>
          <table:table-cell table:style-name="Tableau2.H2" office:value-type="string">
            <text:p text:style-name="P24">?J</text:p>
          </table:table-cell>
        </table:table-row>
        <table:table-row>
          <table:table-cell table:style-name="Tableau2.A27" office:value-type="string">
            <text:p text:style-name="P9">2</text:p>
          </table:table-cell>
          <table:table-cell table:style-name="Tableau2.B27" office:value-type="string">
            <text:p text:style-name="P8">DISC RETURN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ZR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2</text:p>
          </table:table-cell>
          <table:table-cell table:style-name="Tableau2.G15" office:value-type="string">
            <text:p text:style-name="P8">PLAYER ACTIVE MODE REQUEST</text:p>
          </table:table-cell>
          <table:table-cell table:style-name="Tableau2.H3" office:value-type="string">
            <text:p text:style-name="P8">?P</text:p>
          </table:table-cell>
        </table:table-row>
        <table:table-row>
          <table:table-cell table:style-name="Tableau2.A27" office:value-type="string">
            <text:p text:style-name="P9">3</text:p>
          </table:table-cell>
          <table:table-cell table:style-name="Tableau2.B27" office:value-type="string">
            <text:p text:style-name="P8">START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SA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3</text:p>
          </table:table-cell>
          <table:table-cell table:style-name="Tableau2.G15" office:value-type="string">
            <text:p text:style-name="P8">DISC NUMBER REQUEST</text:p>
          </table:table-cell>
          <table:table-cell table:style-name="Tableau2.H4" office:value-type="string">
            <text:p text:style-name="P8">?Z</text:p>
          </table:table-cell>
        </table:table-row>
        <table:table-row>
          <table:table-cell table:style-name="Tableau2.A27" office:value-type="string">
            <text:p text:style-name="P9">4</text:p>
          </table:table-cell>
          <table:table-cell table:style-name="Tableau2.B27" office:value-type="string">
            <text:p text:style-name="P8">SEARCH</text:p>
          </table:table-cell>
          <table:table-cell table:style-name="Tableau2.C27" office:value-type="string">
            <text:p text:style-name="P8">addr.</text:p>
          </table:table-cell>
          <table:table-cell table:style-name="Tableau2.D27" office:value-type="string">
            <text:p text:style-name="P8">SE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25">4</text:p>
          </table:table-cell>
          <table:table-cell table:style-name="Tableau2.G15" office:value-type="string">
            <text:p text:style-name="P24">MECHANISM ERROR REQUEST</text:p>
          </table:table-cell>
          <table:table-cell table:style-name="Tableau2.H5" office:value-type="string">
            <text:p text:style-name="P24">?E</text:p>
          </table:table-cell>
        </table:table-row>
        <table:table-row>
          <table:table-cell table:style-name="Tableau2.A27" office:value-type="string">
            <text:p text:style-name="P17">5</text:p>
          </table:table-cell>
          <table:table-cell table:style-name="Tableau2.B27" office:value-type="string">
            <text:p text:style-name="P16">STOP MARKER</text:p>
          </table:table-cell>
          <table:table-cell table:style-name="Tableau2.C27" office:value-type="string">
            <text:p text:style-name="P16">addr.</text:p>
          </table:table-cell>
          <table:table-cell table:style-name="Tableau2.D27" office:value-type="string">
            <text:p text:style-name="P16">SM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5</text:p>
          </table:table-cell>
          <table:table-cell table:style-name="Tableau2.G15" office:value-type="string">
            <text:p text:style-name="P8">BLOCK NUMBER REQUEST</text:p>
          </table:table-cell>
          <table:table-cell table:style-name="Tableau2.H6" office:value-type="string">
            <text:p text:style-name="P8">?B</text:p>
          </table:table-cell>
        </table:table-row>
        <table:table-row>
          <table:table-cell table:style-name="Tableau2.A27" office:value-type="string">
            <text:p text:style-name="P9">6</text:p>
          </table:table-cell>
          <table:table-cell table:style-name="Tableau2.B27" office:value-type="string">
            <text:p text:style-name="P8">PLAY</text:p>
          </table:table-cell>
          <table:table-cell table:style-name="Tableau2.C27" office:value-type="string">
            <text:p text:style-name="P8">addr.</text:p>
          </table:table-cell>
          <table:table-cell table:style-name="Tableau2.D27" office:value-type="string">
            <text:p text:style-name="P8">PL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6</text:p>
          </table:table-cell>
          <table:table-cell table:style-name="Tableau2.G15" office:value-type="string">
            <text:p text:style-name="P8">TIME CODE REQUEST</text:p>
          </table:table-cell>
          <table:table-cell table:style-name="Tableau2.H7" office:value-type="string">
            <text:p text:style-name="P8">?T</text:p>
          </table:table-cell>
        </table:table-row>
        <table:table-row>
          <table:table-cell table:style-name="Tableau2.A27" office:value-type="string">
            <text:p text:style-name="P9">7</text:p>
          </table:table-cell>
          <table:table-cell table:style-name="Tableau2.B27" office:value-type="string">
            <text:p text:style-name="P8">REJECT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RJ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7</text:p>
          </table:table-cell>
          <table:table-cell table:style-name="Tableau2.G15" office:value-type="string">
            <text:p text:style-name="P8">TRACK NUMBER REQUEST</text:p>
          </table:table-cell>
          <table:table-cell table:style-name="Tableau2.H8" office:value-type="string">
            <text:p text:style-name="P8">?R</text:p>
          </table:table-cell>
        </table:table-row>
        <table:table-row>
          <table:table-cell table:style-name="Tableau2.A27" office:value-type="string">
            <text:p text:style-name="P9">8</text:p>
          </table:table-cell>
          <table:table-cell table:style-name="Tableau2.B27" office:value-type="string">
            <text:p text:style-name="P8">PAUSE</text:p>
          </table:table-cell>
          <table:table-cell table:style-name="Tableau2.C27" office:value-type="string">
            <text:p text:style-name="P8">addr.</text:p>
          </table:table-cell>
          <table:table-cell table:style-name="Tableau2.D27" office:value-type="string">
            <text:p text:style-name="P8">PA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8</text:p>
          </table:table-cell>
          <table:table-cell table:style-name="Tableau2.G15" office:value-type="string">
            <text:p text:style-name="P8">INDEX NUMBER REQUEST</text:p>
          </table:table-cell>
          <table:table-cell table:style-name="Tableau2.H9" office:value-type="string">
            <text:p text:style-name="P8">?I</text:p>
          </table:table-cell>
        </table:table-row>
        <table:table-row>
          <table:table-cell table:style-name="Tableau2.A27" office:value-type="string">
            <text:p text:style-name="P9">9</text:p>
          </table:table-cell>
          <table:table-cell table:style-name="Tableau2.B27" office:value-type="string">
            <text:p text:style-name="P8">SCAN FORWARD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NF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9</text:p>
          </table:table-cell>
          <table:table-cell table:style-name="Tableau2.G15" office:value-type="string">
            <text:p text:style-name="P8">TOC INFORMATION REQUEST</text:p>
          </table:table-cell>
          <table:table-cell table:style-name="Tableau2.H10" office:value-type="string">
            <text:p text:style-name="P8">?Q</text:p>
          </table:table-cell>
        </table:table-row>
        <table:table-row>
          <table:table-cell table:style-name="Tableau2.A27" office:value-type="string">
            <text:p text:style-name="P9">10</text:p>
          </table:table-cell>
          <table:table-cell table:style-name="Tableau2.B27" office:value-type="string">
            <text:p text:style-name="P8">SCAN REVERSE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NR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10</text:p>
          </table:table-cell>
          <table:table-cell table:style-name="Tableau2.G15" office:value-type="string">
            <text:p text:style-name="P8">CATALOG NUMBER REQUEST</text:p>
          </table:table-cell>
          <table:table-cell table:style-name="Tableau2.H11" office:value-type="string">
            <text:p text:style-name="P8">?G</text:p>
          </table:table-cell>
        </table:table-row>
        <table:table-row>
          <table:table-cell table:style-name="Tableau2.A27" office:value-type="string">
            <text:p text:style-name="P9">11*</text:p>
          </table:table-cell>
          <table:table-cell table:style-name="Tableau2.B27" office:value-type="string">
            <text:p text:style-name="P8">BLOCK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BK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11</text:p>
          </table:table-cell>
          <table:table-cell table:style-name="Tableau2.G15" office:value-type="string">
            <text:p text:style-name="P8">CDP MODEL NAME REQUEST</text:p>
          </table:table-cell>
          <table:table-cell table:style-name="Tableau2.H12" office:value-type="string">
            <text:p text:style-name="P8">?X</text:p>
          </table:table-cell>
        </table:table-row>
        <table:table-row>
          <table:table-cell table:style-name="Tableau2.A27" office:value-type="string">
            <text:p text:style-name="P9">12*</text:p>
          </table:table-cell>
          <table:table-cell table:style-name="Tableau2.B27" office:value-type="string">
            <text:p text:style-name="P8">TIME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TM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12</text:p>
          </table:table-cell>
          <table:table-cell table:style-name="Tableau2.G15" office:value-type="string">
            <text:p text:style-name="P8">COMMUNICATION MODE REQUEST</text:p>
          </table:table-cell>
          <table:table-cell table:style-name="Tableau2.H13" office:value-type="string">
            <text:p text:style-name="P8">?M</text:p>
          </table:table-cell>
        </table:table-row>
        <table:table-row>
          <table:table-cell table:style-name="Tableau2.A27" office:value-type="string">
            <text:p text:style-name="P9">13*</text:p>
          </table:table-cell>
          <table:table-cell table:style-name="Tableau2.B27" office:value-type="string">
            <text:p text:style-name="P8">TRACK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TR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13</text:p>
          </table:table-cell>
          <table:table-cell table:style-name="Tableau2.G15" office:value-type="string">
            <text:p text:style-name="P8">PLAY TIME REQUEST</text:p>
          </table:table-cell>
          <table:table-cell table:style-name="Tableau2.H14" office:value-type="string">
            <text:p text:style-name="P8">?A</text:p>
          </table:table-cell>
        </table:table-row>
        <table:table-row>
          <table:table-cell table:style-name="Tableau2.A27" office:value-type="string">
            <text:p text:style-name="P9">14*</text:p>
          </table:table-cell>
          <table:table-cell table:style-name="Tableau2.B27" office:value-type="string">
            <text:p text:style-name="P8">INDEX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IX</text:p>
          </table:table-cell>
          <table:table-cell table:style-name="Tableau2.E27" office:value-type="string">
            <text:p text:style-name="P8"/>
          </table:table-cell>
          <table:table-cell table:style-name="Tableau2.F15" office:value-type="string">
            <text:p text:style-name="P9">14</text:p>
          </table:table-cell>
          <table:table-cell table:style-name="Tableau2.G15" office:value-type="string">
            <text:p text:style-name="P8">DISC STATUS REQUEST</text:p>
          </table:table-cell>
          <table:table-cell table:style-name="Tableau2.H15" office:value-type="string">
            <text:p text:style-name="P8">?K</text:p>
          </table:table-cell>
        </table:table-row>
        <table:table-row>
          <table:table-cell table:style-name="Tableau2.A27" office:value-type="string">
            <text:p text:style-name="P9">15</text:p>
          </table:table-cell>
          <table:table-cell table:style-name="Tableau2.B27" office:value-type="string">
            <text:p text:style-name="P8">CLEAR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CL</text:p>
          </table:table-cell>
          <table:table-cell table:style-name="Tableau2.E27" office:value-type="string">
            <text:p text:style-name="P8"/>
          </table:table-cell>
          <table:table-cell table:style-name="Tableau2.F16" office:value-type="string">
            <text:p text:style-name="P9"/>
          </table:table-cell>
          <table:table-cell table:style-name="Tableau2.G16" office:value-type="string">
            <text:p text:style-name="P8"/>
          </table:table-cell>
          <table:table-cell table:style-name="Tableau2.H16" office:value-type="string">
            <text:p text:style-name="P8"/>
          </table:table-cell>
        </table:table-row>
        <table:table-row table:style-name="Tableau2.17">
          <table:table-cell table:style-name="Tableau2.A27" office:value-type="string">
            <text:p text:style-name="P9">16*</text:p>
          </table:table-cell>
          <table:table-cell table:style-name="Tableau2.B27" office:value-type="string">
            <text:p text:style-name="P8">LEADOUT SYMBOL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LO</text:p>
          </table:table-cell>
          <table:table-cell table:style-name="Tableau2.E27" office:value-type="string">
            <text:p text:style-name="P8"/>
          </table:table-cell>
          <table:table-cell table:style-name="Tableau2.F17" office:value-type="string">
            <text:p text:style-name="P21">#</text:p>
          </table:table-cell>
          <table:table-cell table:style-name="Tableau2.F17" office:value-type="string">
            <text:p text:style-name="Table_20_Contents"><text:span text:style-name="T33">Special V180M c</text:span><text:span text:style-name="T32">ommands</text:span></text:p>
          </table:table-cell>
          <table:table-cell table:style-name="Tableau2.H17" office:value-type="string">
            <text:p text:style-name="P8"/>
          </table:table-cell>
        </table:table-row>
        <table:table-row>
          <table:table-cell table:style-name="Tableau2.A27" office:value-type="string">
            <text:p text:style-name="P9">17</text:p>
          </table:table-cell>
          <table:table-cell table:style-name="Tableau2.B27" office:value-type="string">
            <text:p text:style-name="P8">COMMUNICATION MODE</text:p>
          </table:table-cell>
          <table:table-cell table:style-name="Tableau2.C27" office:value-type="string">
            <text:p text:style-name="P8"/>
          </table:table-cell>
          <table:table-cell table:style-name="Tableau2.D27" office:value-type="string">
            <text:p text:style-name="P8">CM</text:p>
          </table:table-cell>
          <table:table-cell table:style-name="Tableau2.E27" office:value-type="string">
            <text:p text:style-name="P8"/>
          </table:table-cell>
          <table:table-cell table:style-name="Tableau2.F18" table:number-rows-spanned="5" office:value-type="string">
            <text:p text:style-name="P11">1</text:p>
          </table:table-cell>
          <table:table-cell table:style-name="Tableau2.G22" table:number-rows-spanned="5" office:value-type="string">
            <text:p text:style-name="P12">MAGAZINE OUT <text:span text:style-name="T39">(EJECT)</text:span></text:p>
            <text:p text:style-name="P12"/>
            <text:p text:style-name="P33">After moving the selector to 18, the address (magazine number) that causes the ejection of the magazine, is to be specified prior of the command. Example: 2ZO (to eject the 2<text:span text:style-name="T3">nd</text:span> magazine from the top)</text:p>
          </table:table-cell>
          <table:table-cell table:style-name="Tableau2.H18" table:number-rows-spanned="5" office:value-type="string">
            <text:p text:style-name="P12">ZO</text:p>
          </table:table-cell>
        </table:table-row>
        <table:table-row>
          <table:table-cell table:style-name="Tableau2.A27" office:value-type="string">
            <text:p text:style-name="P23">18</text:p>
          </table:table-cell>
          <table:table-cell table:style-name="Tableau2.B27" office:value-type="string">
            <text:p text:style-name="P22">SPEED</text:p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>SP</text:p>
          </table:table-cell>
          <table:table-cell table:style-name="Tableau2.E27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au2.A27" office:value-type="string">
            <text:p text:style-name="P23">19</text:p>
          </table:table-cell>
          <table:table-cell table:style-name="Tableau2.B27" office:value-type="string">
            <text:p text:style-name="P22">AUTO CUE SEARCH</text:p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>QS</text:p>
          </table:table-cell>
          <table:table-cell table:style-name="Tableau2.E27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au2.A27" office:value-type="string">
            <text:p text:style-name="P23">20</text:p>
          </table:table-cell>
          <table:table-cell table:style-name="Tableau2.B27" office:value-type="string">
            <text:p text:style-name="P22">AUTO CUE STOP</text:p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>QT</text:p>
          </table:table-cell>
          <table:table-cell table:style-name="Tableau2.E27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au2.A27" office:value-type="string">
            <text:p text:style-name="P23">21</text:p>
          </table:table-cell>
          <table:table-cell table:style-name="Tableau2.B27" office:value-type="string">
            <text:p text:style-name="P22">CUE LEVEL SET</text:p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>QL</text:p>
          </table:table-cell>
          <table:table-cell table:style-name="Tableau2.E27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au2.A27" office:value-type="string">
            <text:p text:style-name="P23">22</text:p>
          </table:table-cell>
          <table:table-cell table:style-name="Tableau2.B27" office:value-type="string">
            <text:p text:style-name="P22">LIMIT TIME SET</text:p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>LT</text:p>
          </table:table-cell>
          <table:table-cell table:style-name="Tableau2.E27" office:value-type="string">
            <text:p text:style-name="P8"/>
          </table:table-cell>
          <table:table-cell table:style-name="Tableau2.F27" table:number-rows-spanned="5" office:value-type="string">
            <text:p text:style-name="P11">2</text:p>
          </table:table-cell>
          <table:table-cell table:style-name="Tableau2.G27" table:number-rows-spanned="5" office:value-type="string">
            <text:p text:style-name="P31">KEY LOCK</text:p>
            <text:p text:style-name="P31"/>
            <text:p text:style-name="P34">Activates or deactivate the keys on the front panel.</text:p>
            <text:p text:style-name="P34">0: Activate</text:p>
            <text:p text:style-name="P34">1: Deactivate</text:p>
            <text:p text:style-name="P34">Example: 1KL</text:p>
          </table:table-cell>
          <table:table-cell table:style-name="Tableau2.H27" table:number-rows-spanned="5" office:value-type="string">
            <text:p text:style-name="P12">KL</text:p>
          </table:table-cell>
        </table:table-row>
        <table:table-row>
          <table:table-cell table:style-name="Tableau2.A27" office:value-type="string">
            <text:p text:style-name="P23">23</text:p>
          </table:table-cell>
          <table:table-cell table:style-name="Tableau2.B27" office:value-type="string">
            <text:p text:style-name="P22">VOLUME</text:p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>VL</text:p>
          </table:table-cell>
          <table:table-cell table:style-name="Tableau2.E27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au2.A27" office:value-type="string">
            <text:p text:style-name="P23">24</text:p>
          </table:table-cell>
          <table:table-cell table:style-name="Tableau2.B27" office:value-type="string">
            <text:p text:style-name="P22">DURATION</text:p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>DU</text:p>
          </table:table-cell>
          <table:table-cell table:style-name="Tableau2.E27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au2.A27" office:value-type="string">
            <text:p text:style-name="P23">25</text:p>
          </table:table-cell>
          <table:table-cell table:style-name="Tableau2.B27" office:value-type="string">
            <text:p text:style-name="P22">FADE IN/OUT</text:p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>FD</text:p>
          </table:table-cell>
          <table:table-cell table:style-name="Tableau2.E27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au2.A27" office:value-type="string">
            <text:p text:style-name="P23">26</text:p>
          </table:table-cell>
          <table:table-cell table:style-name="Tableau2.B27" office:value-type="string">
            <text:p text:style-name="P22">CHANGER RESET</text:p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>!!</text:p>
          </table:table-cell>
          <table:table-cell table:style-name="Tableau2.E27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P26">* = “commands” used as parameter for PL, SE and SM commands. Placed before the value.</text:p>
      <text:p text:style-name="Text_20_body">EXAMPLES (prerequisites: CD loaded and rotation is started = 1ZSSA): </text:p>
      <text:p text:style-name="Text_20_body">Search for track 4: <text:span text:style-name="T5">4SE</text:span><text:span text:style-name="T4"> (TR is implicit) or </text:span><text:span text:style-name="T5">TR4SE</text:span><text:span text:style-name="T4"> (explicit TR) or </text:span><text:span text:style-name="T5">TR0004SE</text:span><text:span text:style-name="T4"> (leading 0s accepted)</text:span></text:p>
      <text:p text:style-name="Text_20_body">Search for absolute time 22 minutes 11 seconds 66<text:span text:style-name="T3">th</text:span> frame: <text:span text:style-name="T5">TM221166SE</text:span></text:p>
      <text:p text:style-name="Text_20_body">Search for block 2541: <text:span text:style-name="T5">BK2541SE</text:span></text:p>
      <text:p text:style-name="Text_20_body"><text:span text:style-name="T6">Set the stop marker to the lead-out: </text:span><text:span text:style-name="T5">LOSMPL </text:span><text:span text:style-name="T7">(LO is the argument of the SM command)</text:span></text:p>
      <text:h text:style-name="Heading_20_2" text:outline-level="2">Message returns</text:h>
      <text:p text:style-name="Text_20_body">The <text:span text:style-name="T18">auto-changer</text:span> respond always in capital letters (uppercase)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Answer</text:p>
          </table:table-cell>
          <table:table-cell table:style-name="Tableau3.B1" office:value-type="string">
            <text:p text:style-name="P20">Description</text:p>
          </table:table-cell>
        </table:table-row>
        <table:table-row>
          <table:table-cell table:style-name="Tableau3.A5" office:value-type="string">
            <text:p text:style-name="P8">R</text:p>
          </table:table-cell>
          <table:table-cell table:style-name="Tableau3.B5" office:value-type="string">
            <text:p text:style-name="P8">OK “complete message”.</text:p>
            <text:p text:style-name="P8">The whole command-line is finished correctly.</text:p>
          </table:table-cell>
        </table:table-row>
        <table:table-row>
          <table:table-cell table:style-name="Tableau3.A5" office:value-type="string">
            <text:p text:style-name="P8">E00</text:p>
          </table:table-cell>
          <table:table-cell table:style-name="Tableau3.B5" office:value-type="string">
            <text:p text:style-name="P8"><text:span text:style-name="T35">COMMUNICATION </text:span>ERROR</text:p>
            <text:p text:style-name="P8">Command-line length sent &gt; 20 characters.</text:p>
            <text:p text:style-name="P8">RS-232C transmission error.</text:p>
          </table:table-cell>
        </table:table-row>
        <table:table-row>
          <table:table-cell table:style-name="Tableau3.A5" office:value-type="string">
            <text:p text:style-name="P8">E04</text:p>
          </table:table-cell>
          <table:table-cell table:style-name="Tableau3.B5" office:value-type="string">
            <text:p text:style-name="P13">FEATURE NOT AVAILABLE</text:p>
            <text:p text:style-name="P8">Unknown command or bad syntax.</text:p>
            <text:p text:style-name="P8">Parameter out of range: trying to access track 21 on a 20 tracks CD.</text:p>
          </table:table-cell>
        </table:table-row>
        <table:table-row>
          <table:table-cell table:style-name="Tableau3.A5" office:value-type="string">
            <text:p text:style-name="P8">E11</text:p>
          </table:table-cell>
          <table:table-cell table:style-name="Tableau3.B5" office:value-type="string">
            <text:p text:style-name="P13">DISC NOT EXIST</text:p>
            <text:p text:style-name="P8">At least one magazine is missing.</text:p>
            <text:p text:style-name="P8">Mechanism not ready: asking for playing but no CD loaded (ZS).</text:p>
            <text:p text:style-name="P15">CD is missing (empty slot<text:span text:style-name="T36">)</text:span>.</text:p>
          </table:table-cell>
        </table:table-row>
        <table:table-row>
          <table:table-cell table:style-name="Tableau3.A6" office:value-type="string">
            <text:p text:style-name="P10">E99</text:p>
          </table:table-cell>
          <table:table-cell table:style-name="Tableau3.B6" office:value-type="string">
            <text:p text:style-name="P14">PANIC</text:p>
            <text:p text:style-name="P10">Disc is unreadable (bad format, no CDDA).</text:p>
          </table:table-cell>
        </table:table-row>
      </table:table>
      <text:h text:style-name="Heading_20_1" text:outline-level="1">Communication modes &amp; time lag</text:h>
      <text:p text:style-name="Text_20_body">It seems that the only communication mode accepted is <text:span text:style-name="T17">CM </text:span>3. This is also the default mode at power up. The CM 7 is not available on the CAC-V180M. So the player return the “R” message only after the whole completion of the command-line is done. This cause may takes some seconds to respond on the serial po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</meta:creation-date>
    <meta:generator>LibreOffice/6.4.0.3$Windows_X86_64 LibreOffice_project/b0a288ab3d2d4774cb44b62f04d5d28733ac6df8</meta:generator>
    <dc:date>2018-10-22T08:57:50.68</dc:date>
    <meta:editing-duration>PT4H31M37S</meta:editing-duration>
    <meta:editing-cycles>194</meta:editing-cycles>
    <meta:document-statistic meta:table-count="3" meta:image-count="0" meta:object-count="0" meta:page-count="4" meta:paragraph-count="214" meta:word-count="946" meta:character-count="5265" meta:non-whitespace-character-count="4545"/>
  </office:meta>
</office:document-meta>
</file>